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49.64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ositor 1 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odigo</text:p>
          </table:table-cell>
          <table:table-cell table:style-name="Default" office:value-type="string" calcext:value-type="string">
            <text:p>Expositor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Referencia</text:p>
          </table:table-cell>
          <table:table-cell table:style-name="Default" office:value-type="string" calcext:value-type="string">
            <text:p>Quantidade 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ro Quadrado</text:p>
          </table:table-cell>
          <table:table-cell office:value-type="float" office:value="8045577" calcext:value-type="float">
            <text:p>8045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093" calcext:value-type="float">
            <text:p>10650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85 / 8038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706" calcext:value-type="float">
            <text:p>11187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ro Quadrado</text:p>
          </table:table-cell>
          <table:table-cell office:value-type="float" office:value="8044921" calcext:value-type="float">
            <text:p>8044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ro Quadrado</text:p>
          </table:table-cell>
          <table:table-cell office:value-type="float" office:value="8049694" calcext:value-type="float">
            <text:p>8049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429" calcext:value-type="float">
            <text:p>10674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ro Quadrado</text:p>
          </table:table-cell>
          <table:table-cell office:value-type="float" office:value="8038537" calcext:value-type="float">
            <text:p>8038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875" calcext:value-type="float">
            <text:p>11088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ro Quadrado</text:p>
          </table:table-cell>
          <table:table-cell office:value-type="float" office:value="8044930" calcext:value-type="float">
            <text:p>8044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756" calcext:value-type="float">
            <text:p>10947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38 / 8043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61" calcext:value-type="float">
            <text:p>10796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66 / 8046412 / 8043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217" calcext:value-type="float">
            <text:p>11152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ro Quadrado</text:p>
          </table:table-cell>
          <table:table-cell office:value-type="float" office:value="8045540" calcext:value-type="float">
            <text:p>8045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530" calcext:value-type="float">
            <text:p>11075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ro Quadrado</text:p>
          </table:table-cell>
          <table:table-cell office:value-type="float" office:value="8043398" calcext:value-type="float">
            <text:p>8043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ro Quadrado</text:p>
          </table:table-cell>
          <table:table-cell office:value-type="float" office:value="8049680" calcext:value-type="float">
            <text:p>8049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o Quadrado</text:p>
          </table:table-cell>
          <table:table-cell office:value-type="float" office:value="8049681" calcext:value-type="float">
            <text:p>8049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582" calcext:value-type="float">
            <text:p>10535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57 / 8039094 / 8027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511" calcext:value-type="float">
            <text:p>10585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ro Quadrado</text:p>
          </table:table-cell>
          <table:table-cell office:value-type="float" office:value="8045555" calcext:value-type="float">
            <text:p>8045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762" calcext:value-type="float">
            <text:p>108376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27 / 8046414 / 8040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972" calcext:value-type="float">
            <text:p>10959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49 / 8046416 / 8042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358" calcext:value-type="float">
            <text:p>105935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44 / 8041754 / 8029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tro Quadrado</text:p>
          </table:table-cell>
          <table:table-cell office:value-type="float" office:value="8049691" calcext:value-type="float">
            <text:p>8049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401" calcext:value-type="float">
            <text:p>109140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C8046415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ro Quadrado</text:p>
          </table:table-cell>
          <table:table-cell office:value-type="float" office:value="8049688" calcext:value-type="float">
            <text:p>80496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607" calcext:value-type="float">
            <text:p>111660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ro Quadrado</text:p>
          </table:table-cell>
          <table:table-cell office:value-type="float" office:value="8045966" calcext:value-type="float">
            <text:p>8045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tro Quadrado</text:p>
          </table:table-cell>
          <table:table-cell office:value-type="float" office:value="8049689" calcext:value-type="float">
            <text:p>8049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622" calcext:value-type="float">
            <text:p>11166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tro Quadrado</text:p>
          </table:table-cell>
          <table:table-cell office:value-type="float" office:value="8046322" calcext:value-type="float">
            <text:p>8046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221" calcext:value-type="float">
            <text:p>11102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tro Quadrado</text:p>
          </table:table-cell>
          <table:table-cell office:value-type="float" office:value="8045539" calcext:value-type="float">
            <text:p>8045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478" calcext:value-type="float">
            <text:p>111347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tro Quadrado</text:p>
          </table:table-cell>
          <table:table-cell office:value-type="float" office:value="8044927" calcext:value-type="float">
            <text:p>8044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665" calcext:value-type="float">
            <text:p>111666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tro Quadrado</text:p>
          </table:table-cell>
          <table:table-cell office:value-type="float" office:value="8044928" calcext:value-type="float">
            <text:p>8044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599" calcext:value-type="float">
            <text:p>111359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tro Quadrado</text:p>
          </table:table-cell>
          <table:table-cell office:value-type="float" office:value="8041660" calcext:value-type="float">
            <text:p>8041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174" calcext:value-type="float">
            <text:p>109217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28 / 8043634 / 8040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tro Quadrado</text:p>
          </table:table-cell>
          <table:table-cell office:value-type="float" office:value="8045531" calcext:value-type="float">
            <text:p>8045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1979" calcext:value-type="float">
            <text:p>10819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67 / 8046413 / 8043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317" calcext:value-type="float">
            <text:p>10883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68 / 8043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128" calcext:value-type="float">
            <text:p>10651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2060 / 8037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tro Quadrado</text:p>
          </table:table-cell>
          <table:table-cell office:value-type="float" office:value="8049692" calcext:value-type="float">
            <text:p>8049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494" calcext:value-type="float">
            <text:p>110849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ro Quadrado</text:p>
          </table:table-cell>
          <table:table-cell office:value-type="float" office:value="8044938" calcext:value-type="float">
            <text:p>8044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603" calcext:value-type="float">
            <text:p>106060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45 / 8042025 / 8029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488" calcext:value-type="float">
            <text:p>107648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78 / 8040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950" calcext:value-type="float">
            <text:p>110795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etro Quadrado</text:p>
          </table:table-cell>
          <table:table-cell office:value-type="float" office:value="8044932" calcext:value-type="float">
            <text:p>8044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824" calcext:value-type="float">
            <text:p>112782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tro Quadrado</text:p>
          </table:table-cell>
          <table:table-cell office:value-type="float" office:value="8049504" calcext:value-type="float">
            <text:p>8049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823" calcext:value-type="float">
            <text:p>112782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tro Quadrado</text:p>
          </table:table-cell>
          <table:table-cell office:value-type="float" office:value="8049500" calcext:value-type="float">
            <text:p>8049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tro Quadrado</text:p>
          </table:table-cell>
          <table:table-cell office:value-type="float" office:value="8049502" calcext:value-type="float">
            <text:p>8049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365" calcext:value-type="float">
            <text:p>106136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22 / 8042052 / 803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590" calcext:value-type="float">
            <text:p>105459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805 / 8046417 / 8024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388" calcext:value-type="float">
            <text:p>107738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32 / 8046418 / 8042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477" calcext:value-type="float">
            <text:p>106247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20 / 8031075 / 8042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814" calcext:value-type="float">
            <text:p>112781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tro Quadrado</text:p>
          </table:table-cell>
          <table:table-cell office:value-type="float" office:value="8049676" calcext:value-type="float">
            <text:p>8049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761" calcext:value-type="float">
            <text:p>111276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tro Quadrado</text:p>
          </table:table-cell>
          <table:table-cell office:value-type="float" office:value="8044934" calcext:value-type="float">
            <text:p>8044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362" calcext:value-type="float">
            <text:p>106236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47 / 8042058 / 8034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915" calcext:value-type="float">
            <text:p>109691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52 / 8043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971" calcext:value-type="float">
            <text:p>106297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8045533 / 8034902 / 8036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969" calcext:value-type="float">
            <text:p>10629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ro Quadrado</text:p>
          </table:table-cell>
          <table:table-cell office:value-type="float" office:value="8045548" calcext:value-type="float">
            <text:p>8045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973" calcext:value-type="float">
            <text:p>106197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9800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69" calcext:value-type="float">
            <text:p>107966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309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402" calcext:value-type="float">
            <text:p>108040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310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695" calcext:value-type="float">
            <text:p>109969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31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931" calcext:value-type="float">
            <text:p>107493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0867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733" calcext:value-type="float">
            <text:p>11097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0863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422" calcext:value-type="float">
            <text:p>105942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8856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248" calcext:value-type="float">
            <text:p>108824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47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590" calcext:value-type="float">
            <text:p>105959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8833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621" calcext:value-type="float">
            <text:p>106362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0328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620" calcext:value-type="float">
            <text:p>106362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6060327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941" calcext:value-type="float">
            <text:p>106994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9507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332" calcext:value-type="float">
            <text:p>106333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etro Quadrado</text:p>
          </table:table-cell>
          <table:table-cell office:value-type="float" office:value="6059506" calcext:value-type="float">
            <text:p>6059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888" calcext:value-type="float">
            <text:p>112688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tro Quadrado</text:p>
          </table:table-cell>
          <table:table-cell office:value-type="float" office:value="6062645" calcext:value-type="float">
            <text:p>6062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tro Quadrado</text:p>
          </table:table-cell>
          <table:table-cell office:value-type="float" office:value="6062595" calcext:value-type="float">
            <text:p>6062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117" calcext:value-type="float">
            <text:p>112611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etro Quadrado</text:p>
          </table:table-cell>
          <table:table-cell office:value-type="float" office:value="6062594" calcext:value-type="float">
            <text:p>6062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ro Quadrado</text:p>
          </table:table-cell>
          <table:table-cell office:value-type="float" office:value="6062638" calcext:value-type="float">
            <text:p>6062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151" calcext:value-type="float">
            <text:p>112615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tro Quadrado</text:p>
          </table:table-cell>
          <table:table-cell office:value-type="float" office:value="6062641" calcext:value-type="float">
            <text:p>6062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169" calcext:value-type="float">
            <text:p>11281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tro Quadrado</text:p>
          </table:table-cell>
          <table:table-cell office:value-type="float" office:value="6062546" calcext:value-type="float">
            <text:p>6062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914" calcext:value-type="float">
            <text:p>106091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906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856" calcext:value-type="float">
            <text:p>105485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7735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673" calcext:value-type="float">
            <text:p>111267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84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721" calcext:value-type="float">
            <text:p>111572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2359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Lounge Gr N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58" calcext:value-type="float">
            <text:p>107295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tro Quadrado</text:p>
          </table:table-cell>
          <table:table-cell office:value-type="float" office:value="6060878" calcext:value-type="float">
            <text:p>6060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081" calcext:value-type="float">
            <text:p>108508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47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335" calcext:value-type="float">
            <text:p>107633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0870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431" calcext:value-type="float">
            <text:p>111943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373" calcext:value-type="float">
            <text:p>109937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713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312" calcext:value-type="float">
            <text:p>10953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71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657" calcext:value-type="float">
            <text:p>109365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709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452" calcext:value-type="float">
            <text:p>106545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0630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774" calcext:value-type="float">
            <text:p>104677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465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376" calcext:value-type="float">
            <text:p>104637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465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159" calcext:value-type="float">
            <text:p>104615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465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141" calcext:value-type="float">
            <text:p>104614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4650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094" calcext:value-type="float">
            <text:p>108509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12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263" calcext:value-type="float">
            <text:p>104226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3769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149" calcext:value-type="float">
            <text:p>105314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7059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309" calcext:value-type="float">
            <text:p>106430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006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774" calcext:value-type="float">
            <text:p>107777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31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etro Quadrado</text:p>
          </table:table-cell>
          <table:table-cell office:value-type="float" office:value="6062545" calcext:value-type="float">
            <text:p>606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689" calcext:value-type="float">
            <text:p>106068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906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140" calcext:value-type="float">
            <text:p>10771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315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03710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460" calcext:value-type="float">
            <text:p>113046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03712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866" calcext:value-type="float">
            <text:p>111786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etro Quadrado</text:p>
          </table:table-cell>
          <table:table-cell office:value-type="float" office:value="201397" calcext:value-type="float">
            <text:p>201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809" calcext:value-type="float">
            <text:p>105680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4614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418" calcext:value-type="float">
            <text:p>10584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4613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524" calcext:value-type="float">
            <text:p>11005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6761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616" calcext:value-type="float">
            <text:p>106361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7025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132" calcext:value-type="float">
            <text:p>111613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etro Quadrado</text:p>
          </table:table-cell>
          <table:table-cell office:value-type="float" office:value="201435" calcext:value-type="float">
            <text:p>201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584" calcext:value-type="float">
            <text:p>111958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ro Quadrado</text:p>
          </table:table-cell>
          <table:table-cell office:value-type="float" office:value="201438" calcext:value-type="float">
            <text:p>201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491" calcext:value-type="float">
            <text:p>111749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ro Quadrado</text:p>
          </table:table-cell>
          <table:table-cell office:value-type="float" office:value="201436" calcext:value-type="float">
            <text:p>201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573" calcext:value-type="float">
            <text:p>112857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0463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932" calcext:value-type="float">
            <text:p>112393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0139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868" calcext:value-type="float">
            <text:p>112986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04635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256" calcext:value-type="float">
            <text:p>1106256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963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572" calcext:value-type="float">
            <text:p>1122572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02379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21" calcext:value-type="float">
            <text:p>106272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7028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22" calcext:value-type="float">
            <text:p>1062722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7030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717" calcext:value-type="float">
            <text:p>1095717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7027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564" calcext:value-type="float">
            <text:p>105856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etro Quadrado</text:p>
          </table:table-cell>
          <table:table-cell office:value-type="float" office:value="24615" calcext:value-type="float">
            <text:p>2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477" calcext:value-type="float">
            <text:p>110947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29579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58" calcext:value-type="float">
            <text:p>1125958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ROC04CZ00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61" calcext:value-type="float">
            <text:p>112596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ROC04DI00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816" calcext:value-type="float">
            <text:p>1068816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FYF049B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5672" calcext:value-type="float">
            <text:p>111567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F26009BBR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300" calcext:value-type="float">
            <text:p>10763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FJJ019B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900" calcext:value-type="float">
            <text:p>112290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FPF019B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578" calcext:value-type="float">
            <text:p>1107578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FZ1019B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86" calcext:value-type="float">
            <text:p>1115686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F90009B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92" calcext:value-type="float">
            <text:p>1125992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4DI0018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93" calcext:value-type="float">
            <text:p>112599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4CZ0005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690" calcext:value-type="float">
            <text:p>110769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9608001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493" calcext:value-type="float">
            <text:p>107849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9608001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3" calcext:value-type="float">
            <text:p>111566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6CZ000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940" calcext:value-type="float">
            <text:p>10809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96080020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5" calcext:value-type="float">
            <text:p>1115665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6CZ0003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75" calcext:value-type="float">
            <text:p>111117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96080016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Metro Quadrado</text:p>
          </table:table-cell>
          <table:table-cell office:value-type="float" office:value="96080018" calcext:value-type="float">
            <text:p>96080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83" calcext:value-type="float">
            <text:p>1115683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CF000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197" calcext:value-type="float">
            <text:p>112619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DI0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793" calcext:value-type="float">
            <text:p>108879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4240068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4" calcext:value-type="float">
            <text:p>1115664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CZ000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067" calcext:value-type="float">
            <text:p>112306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DI0037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047" calcext:value-type="float">
            <text:p>112204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DI0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837" calcext:value-type="float">
            <text:p>112183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4024006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di0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di0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410" calcext:value-type="float">
            <text:p>112241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8DI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97" calcext:value-type="float">
            <text:p>112599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4DI0016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996" calcext:value-type="float">
            <text:p>112599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04DI001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945" calcext:value-type="float">
            <text:p>1127945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SPDI000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201" calcext:value-type="float">
            <text:p>1062201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etro Quadrado</text:p>
          </table:table-cell>
          <table:table-cell office:value-type="float" office:value="64240018" calcext:value-type="float">
            <text:p>64240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476" calcext:value-type="float">
            <text:p>111647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etro Quadrado</text:p>
          </table:table-cell>
          <table:table-cell office:value-type="float" office:value="910019" calcext:value-type="float">
            <text:p>910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97" calcext:value-type="float">
            <text:p>107839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910003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454" calcext:value-type="float">
            <text:p>1099454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etro Quadrado</text:p>
          </table:table-cell>
          <table:table-cell office:value-type="float" office:value="910020" calcext:value-type="float">
            <text:p>910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etro Quadrado</text:p>
          </table:table-cell>
          <table:table-cell office:value-type="float" office:value="910014" calcext:value-type="float">
            <text:p>910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844" calcext:value-type="float">
            <text:p>109884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tro Quadrado</text:p>
          </table:table-cell>
          <table:table-cell office:value-type="float" office:value="910021" calcext:value-type="float">
            <text:p>910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tro Quadrado</text:p>
          </table:table-cell>
          <table:table-cell office:value-type="float" office:value="910012" calcext:value-type="float">
            <text:p>910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29" calcext:value-type="float">
            <text:p>11001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etro Quadrado</text:p>
          </table:table-cell>
          <table:table-cell office:value-type="float" office:value="920002" calcext:value-type="float">
            <text:p>92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664" calcext:value-type="float">
            <text:p>1091664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92002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212" calcext:value-type="float">
            <text:p>107821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920008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769" calcext:value-type="float">
            <text:p>1098769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etro Quadrado</text:p>
          </table:table-cell>
          <table:table-cell office:value-type="float" office:value="920025" calcext:value-type="float">
            <text:p>920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662" calcext:value-type="float">
            <text:p>1091662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920021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782" calcext:value-type="float">
            <text:p>1098782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etro Quadrado</text:p>
          </table:table-cell>
          <table:table-cell office:value-type="float" office:value="920014" calcext:value-type="float">
            <text:p>920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254" calcext:value-type="float">
            <text:p>1108254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etro Quadrado</text:p>
          </table:table-cell>
          <table:table-cell office:value-type="float" office:value="920032" calcext:value-type="float">
            <text:p>920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988" calcext:value-type="float">
            <text:p>112998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987" calcext:value-type="float">
            <text:p>1129987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857" calcext:value-type="float">
            <text:p>1054857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7736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041" calcext:value-type="float">
            <text:p>106204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59222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7136" calcext:value-type="float">
            <text:p>1077136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131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2395" calcext:value-type="float">
            <text:p>108239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128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9763" calcext:value-type="float">
            <text:p>1099763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1840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3353" calcext:value-type="float">
            <text:p>1113353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6060879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9716" calcext:value-type="float">
            <text:p>1119716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4020" calcext:value-type="float">
            <text:p>112402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etro Quadrado</text:p>
          </table:table-cell>
          <table:table-cell office:value-type="float" office:value="6060880" calcext:value-type="float">
            <text:p>6060880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8T17:35:35.045000000</dc:date>
    <meta:editing-duration>PT9M34S</meta:editing-duration>
    <meta:editing-cycles>1</meta:editing-cycles>
    <meta:document-statistic meta:table-count="1" meta:cell-count="990" meta:object-count="0"/>
    <meta:generator>LibreOffice/6.0.5.2$Windows_X86_64 LibreOffice_project/54c8cbb85f300ac59db32fe8a675ff7683cd5a16</meta:generator>
  </office:meta>
</office:document-meta>
</file>